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a65d" draw:fill-color="#bee3d3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ed1c24" draw:fill-color="#fcd4d1" draw:textarea-horizontal-align="justify" draw:textarea-vertical-align="middle" draw:auto-grow-height="false" fo:min-height="1.981cm" fo:min-width="1.489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66b3" draw:marker-start-width="0.352cm" draw:marker-end-width="0.352cm" draw:fill-color="#adc5e7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bee3d3"/>
      <style:paragraph-properties fo:text-align="center"/>
    </style:style>
    <style:style style:name="P2" style:family="paragraph">
      <loext:graphic-properties draw:fill-color="#fcd4d1"/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text-properties fo:font-size="44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font-size="44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color="#00a65d" fo:font-size="44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color="#0066b3" fo:font-size="44pt" fo:font-weight="bold" style:font-size-asian="18pt" style:font-weight-asian="bold" style:font-size-complex="18pt" style:font-weight-complex="bold"/>
    </style:style>
    <style:style style:name="T1" style:family="text">
      <style:text-properties fo:color="#ed1c24" fo:font-size="44pt" fo:font-weight="bold" style:font-size-asian="18pt" style:font-weight-asian="bold" style:font-size-complex="18pt" style:font-weight-complex="bold"/>
    </style:style>
    <style:style style:name="T2" style:family="text">
      <style:text-properties fo:color="#00a65d" fo:font-size="44pt" fo:font-weight="bold" style:font-size-asian="18pt" style:font-weight-asian="bold" style:font-size-complex="18pt" style:font-weight-complex="bold"/>
    </style:style>
    <style:style style:name="T3" style:family="text">
      <style:text-properties fo:color="#0066b3" fo:font-size="4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0.843cm" svg:height="5.317cm" svg:x="7.917cm" svg:y="5.151cm" svg:viewBox="0 0 10844 5318" draw:points="0,0 0,5318 10844,5318 10844,0 7229,0 7229,2659 3615,2659 3615,0">
          <text:p/>
        </draw:polygon>
        <draw:custom-shape draw:style-name="gr2" draw:text-style-name="P2" draw:layer="layout" svg:width="2.091cm" svg:height="2.333cm" svg:x="12.301cm" svg:y="5.115cm">
          <text:p/>
          <draw:enhanced-geometry svg:viewBox="0 0 21600 21600" draw:type="rectangle" draw:enhanced-path="M 0 0 L 21600 0 21600 21600 0 21600 0 0 Z N"/>
        </draw:custom-shape>
        <draw:polygon draw:style-name="gr3" draw:text-style-name="P3" draw:layer="layout" svg:width="19.879cm" svg:height="8.242cm" svg:x="3.472cm" svg:y="5.076cm" svg:viewBox="0 0 19880 8243" draw:points="3976,0 0,0 0,8243 19880,8243 19880,0 15904,0 15904,5770 3976,5770">
          <text:p/>
        </draw:polygon>
        <draw:frame draw:style-name="gr4" draw:text-style-name="P5" draw:layer="layout" svg:width="2.14cm" svg:height="1.987cm" svg:x="12.284cm" svg:y="5.28cm">
          <draw:text-box>
            <text:p text:style-name="P4"><text:span text:style-name="T1">I</text:span><text:span text:style-name="T1">O</text:span></text:p>
          </draw:text-box>
        </draw:frame>
        <draw:frame draw:style-name="gr5" draw:text-style-name="P6" draw:layer="layout" svg:width="10.256cm" svg:height="1.987cm" svg:x="8.244cm" svg:y="8.174cm">
          <draw:text-box>
            <text:p text:style-name="P4"><text:span text:style-name="T2">ErrorMonadT</text:span></text:p>
          </draw:text-box>
        </draw:frame>
        <draw:frame draw:style-name="gr5" draw:text-style-name="P7" draw:layer="layout" svg:width="5.248cm" svg:height="1.987cm" svg:x="10.811cm" svg:y="11.095cm">
          <draw:text-box>
            <text:p text:style-name="P4"><text:span text:style-name="T3">Stat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6T14:58:14.445252814</meta:creation-date>
    <dc:date>2022-02-16T15:43:17.130251522</dc:date>
    <meta:editing-duration>PT11M50S</meta:editing-duration>
    <meta:editing-cycles>2</meta:editing-cycles>
    <meta:generator>LibreOffice/6.0.7.3$Linux_X86_64 LibreOffice_project/00m0$Build-3</meta:generator>
    <meta:document-statistic meta:object-count="6"/>
  </office:meta>
</office:document-meta>
</file>